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How to make money fas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Intro</text:p>
          </draw:text-box>
        </draw:frame>
        <draw:frame presentation:style-name="pr4" draw:text-style-name="P1" draw:layer="layout" svg:width="26cm" svg:height="10cm" svg:x="1cm" svg:y="3cm" presentation:class="outline">
          <draw:text-box>
            <text:list text:style-name="L2">
              <text:list-item>
                <text:p text:style-name="P1">Looking to make some extra cash in a hurry? In this ultimate guide, we will explain 35 proven ways to make money fast.</text:p>
              </text:list-item>
              <text:list-item>
                <text:p text:style-name="P1">From side hustles and online gigs to investment opportunities and money-saving tips, we’ve got you covered. We understand that time is of the essence, so we’ve curated only the most effective and efficient methods that have been tried and tested by countless individual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25T09:17:44.553336683</meta:creation-date>
    <meta:editing-duration>PT1M30S</meta:editing-duration>
    <meta:editing-cycles>2</meta:editing-cycles>
    <meta:generator>LibreOffice/7.3.7.2$Linux_X86_64 LibreOffice_project/30$Build-2</meta:generator>
    <dc:title>Blue Curve</dc:title>
    <dc:date>2025-04-25T09:19:14.184520206</dc:date>
    <meta:document-statistic meta:object-count="42"/>
  </office:meta>
</office:document-meta>
</file>